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2b1" officeooo:paragraph-rsid="001582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book {MR3136522,<text:line-break/> <text:s text:c="3"/>AUTHOR = {Bump, Daniel},<text:line-break/> <text:s text:c="4"/>TITLE = {Lie groups},<text:line-break/> <text:s text:c="3"/>SERIES = {Graduate Texts in Mathematics},<text:line-break/> <text:s text:c="3"/>VOLUME = {225},<text:line-break/> <text:s text:c="2"/>EDITION = {Second},<text:line-break/> PUBLISHER = {Springer, New York},<text:line-break/> <text:s text:c="5"/>YEAR = {2013},<text:line-break/> <text:s text:c="4"/>PAGES = {xiv+551},<text:line-break/> <text:s text:c="5"/>ISBN = {978-1-4614-8023-5; 978-1-4614-8024-2},<text:line-break/> <text:s text:c="2"/>MRCLASS = {22-01 (22C05 22E46 22E60)},<text:line-break/> <text:s/>MRNUMBER = {3136522},<text:line-break/>MRREVIEWER = {Ben Lewis Cox},<text:line-break/> <text:s text:c="6"/>DOI = {10.1007/978-1-4614-8024-2},<text:line-break/> <text:s text:c="6"/>URL = {http://dx.doi.org/10.1007/978-1-4614-8024-2},<text:line-break/>}<text:line-break/><text:line-break/>@book{lang2012algebra,<text:line-break/> <text:s/>title={Algebra},<text:line-break/> <text:s/>author={Lang, Serge},<text:line-break/> <text:s/>volume={211},<text:line-break/> <text:s/>year={2012},<text:line-break/> <text:s/>publisher={Springer Science \&amp; Business Media}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5T11:40:30.863000000</meta:creation-date>
    <dc:date>2023-04-05T11:40:58.490000000</dc:date>
    <meta:editing-duration>PT28S</meta:editing-duration>
    <meta:editing-cycles>1</meta:editing-cycles>
    <meta:document-statistic meta:table-count="0" meta:image-count="0" meta:object-count="0" meta:page-count="1" meta:paragraph-count="1" meta:word-count="70" meta:character-count="644" meta:non-whitespace-character-count="507"/>
    <meta:generator>LibreOffice/5.2.7.2$Windows_x86 LibreOffice_project/2b7f1e640c46ceb28adf43ee075a6e8b8439ed10</meta:generator>
  </office:meta>
</office:document-meta>
</file>